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20pt" style:font-size-asian="20pt" style:font-size-complex="2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style:font-size-asian="9.14999961853027pt" style:font-size-complex="10.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.5pt" style:font-size-asian="9.14999961853027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.5pt" style:font-size-asian="9.14999961853027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影像處理</text:p>
      <text:p text:style-name="P1"/>
      <text:p text:style-name="P2">作業4</text:p>
      <text:p text:style-name="P2"/>
      <text:p text:style-name="P2"/>
      <text:p text:style-name="P2"/>
      <text:p text:style-name="P4"/>
      <text:p text:style-name="P3">潘韋成</text:p>
      <text:p text:style-name="P3">494410006</text:p>
      <text:p text:style-name="P3"/>
      <text:p text:style-name="P3"/>
      <text:p text:style-name="P4"/>
      <text:p text:style-name="P5">Technical Description</text:p>
      <text:p text:style-name="P7">本次延用上次作業寫好的架構，只在原本的Image類別裡新增一個method: equalize2()。</text:p>
      <text:p text:style-name="P7">原本的 equalize 保持不變，equalize2 則先把 RGB 轉成 HSI，再針對 I 做處理。</text:p>
      <text:p text:style-name="P8">程式的使用方式為：</text:p>
      <text:p text:style-name="P8">$ make</text:p>
      <text:p text:style-name="P8"># RGB版本</text:p>
      <text:p text:style-name="P8">$ ./demo1 &lt;輸入影像&gt; &lt;輸出影像&gt;</text:p>
      <text:p text:style-name="P8"># HSI 版本</text:p>
      <text:p text:style-name="P8">$ ./demo2 &lt;輸入影像&gt; &lt;輸出影像&gt;</text:p>
      <text:p text:style-name="P8"/>
      <text:p text:style-name="P6">Experimental Result</text:p>
      <text:p text:style-name="P8">RGB的版本很明顯不合用，因為色相完全被破壞了。</text:p>
      <text:p text:style-name="P8">HSI用起來則還是怪怪的，不像之前那麼自然。</text:p>
      <text:p text:style-name="P8"/>
      <text:p text:style-name="P6">Discussion</text:p>
      <text:p text:style-name="P8">就算是灰階也應該轉成 HSI 再做。</text:p>
      <text:p text:style-name="P8"/>
      <text:p text:style-name="P6">Reference</text:p>
      <text:p text:style-name="P8">Wikipedia(en): http://en.wikipedia.org/wiki/BMP_file_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4T22:01:59</meta:creation-date>
    <dc:date>2009-06-20T19:25:18</dc:date>
    <meta:editing-duration>PT00H32M54S</meta:editing-duration>
    <meta:editing-cycles>12</meta:editing-cycles>
    <meta:generator>OpenOffice.org/3.1$Unix OpenOffice.org_project/310m11$Build-9399</meta:generator>
    <meta:document-statistic meta:table-count="0" meta:image-count="0" meta:object-count="0" meta:page-count="2" meta:paragraph-count="20" meta:word-count="62" meta:character-count="381"/>
  </office:meta>
</office:document-meta>
</file>